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e0080" officeooo:paragraph-rsid="001e0080"/>
    </style:style>
    <style:style style:name="P2" style:family="paragraph" style:parent-style-name="Text_20_body">
      <style:paragraph-properties fo:text-align="center" style:justify-single-word="false"/>
      <style:text-properties officeooo:paragraph-rsid="001e0080"/>
    </style:style>
    <style:style style:name="P3" style:family="paragraph" style:parent-style-name="Heading_20_1">
      <style:paragraph-properties fo:text-align="center" style:justify-single-word="false"/>
      <style:text-properties officeooo:rsid="001e0080" officeooo:paragraph-rsid="001e0080"/>
    </style:style>
    <style:style style:name="P4" style:family="paragraph" style:parent-style-name="Text_20_body">
      <style:paragraph-properties fo:text-align="start" style:justify-single-word="false"/>
      <style:text-properties officeooo:rsid="001e0080" officeooo:paragraph-rsid="001e0080"/>
    </style:style>
    <style:style style:name="P5" style:family="paragraph" style:parent-style-name="Text_20_body">
      <style:paragraph-properties fo:text-align="start" style:justify-single-word="false"/>
      <style:text-properties officeooo:rsid="001f4ffd" officeooo:paragraph-rsid="001f4ffd"/>
    </style:style>
    <style:style style:name="P6" style:family="paragraph">
      <style:paragraph-properties fo:text-align="center"/>
    </style:style>
    <style:style style:name="T1" style:family="text">
      <style:text-properties officeooo:rsid="001f4ffd"/>
    </style:style>
    <style:style style:name="T2" style:family="text">
      <style:text-properties officeooo:rsid="0020893b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line text:anchor-type="paragraph" draw:z-index="0" draw:name="Linie 1" draw:style-name="gr1" draw:text-style-name="P6" svg:x1="0.042cm" svg:y1="1.405cm" svg:x2="17.267cm" svg:y2="1.406cm"><text:p/></draw:line><text:span text:style-name="T1">Methoden </text:span><text:span text:style-name="T2">Basics</text:span>:</text:h>
      <text:p text:style-name="P2"/>
      <text:p text:style-name="P2"/>
      <text:p text:style-name="P4">Aufgabe 1:</text:p>
      <text:p text:style-name="P5">Schreibe eine Methode, die durch das eingegebene Geburtsjahr das Alter bestimmt, die eine Person nach Ende des aktuellen Jahres haben wird.</text:p>
      <text:p text:style-name="P5">CalculateAge( birthYear : int) : int</text:p>
      <text:p text:style-name="P5"/>
      <text:p text:style-name="P5">Aufgabe 2: </text:p>
      <text:p text:style-name="P5">Schreibe eine Funktion, die als Uebergabeparameter die Laenge und die Hoehe eines quadratischen Dreiecks bekommt. Die Funktion soll dann das Volumen des Dreiecks berechnen. </text:p>
      <text:p text:style-name="P5">Formel fuer das Volumen : V = 1/3 * Laenge^2 * Hoehe</text:p>
      <text:p text:style-name="P5">getVolumeSquaredPyramid (length : double , height : double) : double</text:p>
      <text:p text:style-name="P5"/>
      <text:p text:style-name="P5">Aufgabe 3: </text:p>
      <text:p text:style-name="P5">Schreibe eine Methode, die einen Namen als Uebergabeparameter erhaelt und dann auf der Konsole Hello mit dem anschliesenden Namen ausgibt</text:p>
      <text:p text:style-name="P5">Form: „Hello InputName“</text:p>
      <text:p text:style-name="P5">sayHelloTo (name : String) : void</text:p>
      <text:p text:style-name="P5"/>
      <text:p text:style-name="P5">Aufgabe 4: </text:p>
      <text:p text:style-name="P5">Schreibe eine Funktion, die zu einem eingegebeen Celsius die Temperatur in Fahrenheit bestimmt. </text:p>
      <text:p text:style-name="P5"/>
      <text:p text:style-name="P5">Formel: </text:p>
      <text:p text:style-name="P5">F = Celsius * 1,8 +32</text:p>
      <text:p text:style-name="P5">celsiusToFahrenheit ( tempinCelius : double ) : double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e0080" officeooo:paragraph-rsid="001e00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Tutorium Programmieren <text:tab/><text:tab/>Data Science und KI 2023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23:18:05.408362551</meta:creation-date>
    <dc:date>2024-01-13T23:52:46.950058022</dc:date>
    <meta:editing-duration>PT9M4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147" meta:character-count="949" meta:non-whitespace-character-count="811"/>
  </office:meta>
</office:document-meta>
</file>